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2.249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number-columns-repeated="1016" table:default-cell-style-name="ce1"/>
        <table:table-column table:style-name="co9" table:default-cell-style-name="ce1"/>
        <table:table-row table:style-name="ro2">
          <table:table-cell office:value-type="string">
            <text:p>Instrucciones</text:p>
          </table:table-cell>
          <table:table-cell office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quipo</text:p>
          </table:table-cell>
          <table:table-cell table:style-name="ce2" office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ofesores 2016-17</text:p>
          </table:table-cell>
          <table:table-cell office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>
            <text:p>Profesores 2016-17</text:p>
          </table:table-cell>
          <table:table-cell office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>
            <text:p>Profesores 2016-17</text:p>
          </table:table-cell>
          <table:table-cell office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ary Allen Wikes</text:p>
          </table:table-cell>
          <table:table-cell office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ary Allen Wikes</text:p>
          </table:table-cell>
          <table:table-cell office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Adrián Crespo Miguel (adricres96)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David Abián Murillo (davidabian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Daniel Martinez Martinez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Rubén Langarita Benítez (zory95)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2017／03／02</text:date>, <text:time>13:23:3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x p</dc:creator>
    <meta:creation-date>2017-03-02T13:10:56Z</meta:creation-date>
    <dc:date>2017-03-02T13:23:30.58</dc:date>
    <meta:editing-cycles>3</meta:editing-cycles>
    <meta:editing-duration>PT28S</meta:editing-duration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